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fNode._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eafNode.LeafNode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afNode._followPosition( BitSet [ ] follow , Syntax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fNode._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eafNode._nul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